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/>
    <style:font-face style:name="Tahoma4" svg:font-family="Tahoma"/>
    <style:font-face style:name="FreeSans" svg:font-family="FreeSans" style:font-family-generic="roman"/>
    <style:font-face style:name="Mangal" svg:font-family="Mangal" style:font-family-generic="roman"/>
    <style:font-face style:name="Tahoma" svg:font-family="Tahoma" style:font-family-generic="roman"/>
    <style:font-face style:name="FreeSans1" svg:font-family="FreeSans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15pt" officeooo:rsid="002fad7a" officeooo:paragraph-rsid="002fad7a" style:font-size-asian="15pt" style:font-size-complex="15pt"/>
    </style:style>
    <style:style style:name="P2" style:family="paragraph" style:parent-style-name="Text_20_body">
      <style:text-properties style:font-name="Courier New" fo:font-size="12pt" officeooo:rsid="00369ceb" officeooo:paragraph-rsid="00369ceb" style:font-size-asian="12pt" style:font-size-complex="12pt"/>
    </style:style>
    <style:style style:name="P3" style:family="paragraph" style:parent-style-name="Text_20_body">
      <style:text-properties style:font-name="Courier New" fo:font-size="12pt" officeooo:rsid="0037e905" officeooo:paragraph-rsid="0037e905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Tahoma1" fo:font-size="15pt" officeooo:rsid="0038551b" officeooo:paragraph-rsid="0040bc36" style:font-size-asian="15pt" style:font-size-complex="15pt"/>
    </style:style>
    <style:style style:name="P5" style:family="paragraph" style:parent-style-name="Title" style:master-page-name="Standard">
      <style:paragraph-properties fo:line-height="100%" style:page-number="auto"/>
      <style:text-properties style:font-name="Tahoma1" fo:font-size="28pt" fo:font-weight="bold" officeooo:rsid="001a9652" officeooo:paragraph-rsid="001a9652" style:font-size-asian="28pt" style:font-weight-asian="bold" style:font-size-complex="28pt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 fo:line-height="100%"/>
      <style:text-properties fo:font-size="15pt" officeooo:rsid="002fad7a" officeooo:paragraph-rsid="002fad7a" style:font-size-asian="15pt" style:font-size-complex="15pt"/>
    </style:style>
    <style:style style:name="P7" style:family="paragraph" style:parent-style-name="Text_20_body" style:list-style-name="L2">
      <style:paragraph-properties fo:margin-top="0cm" fo:margin-bottom="0cm" loext:contextual-spacing="false" fo:line-height="100%"/>
      <style:text-properties fo:font-size="15pt" officeooo:rsid="002fad7a" officeooo:paragraph-rsid="002fad7a" style:font-size-asian="15pt" style:font-size-complex="15pt"/>
    </style:style>
    <style:style style:name="P8" style:family="paragraph" style:parent-style-name="Text_20_body" style:list-style-name="L3">
      <style:paragraph-properties fo:margin-top="0cm" fo:margin-bottom="0cm" loext:contextual-spacing="false" fo:line-height="100%"/>
      <style:text-properties fo:font-size="15pt" officeooo:rsid="002fad7a" officeooo:paragraph-rsid="00314876" style:font-size-asian="15pt" style:font-size-complex="15pt"/>
    </style:style>
    <style:style style:name="P9" style:family="paragraph" style:parent-style-name="Text_20_body" style:list-style-name="L4">
      <style:paragraph-properties fo:margin-top="0cm" fo:margin-bottom="0cm" loext:contextual-spacing="false" fo:line-height="100%"/>
      <style:text-properties fo:font-size="15pt" officeooo:rsid="002fad7a" officeooo:paragraph-rsid="002fad7a" style:font-size-asian="15pt" style:font-size-complex="15pt"/>
    </style:style>
    <style:style style:name="P10" style:family="paragraph" style:parent-style-name="Text_20_body" style:list-style-name="L4">
      <style:paragraph-properties fo:margin-top="0cm" fo:margin-bottom="0cm" loext:contextual-spacing="false" fo:line-height="100%"/>
      <style:text-properties fo:font-size="15pt" officeooo:rsid="00363764" officeooo:paragraph-rsid="00363764" style:font-size-asian="15pt" style:font-size-complex="15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5pt" officeooo:rsid="002a6383" officeooo:paragraph-rsid="0044bea4" style:font-size-asian="15pt" style:font-size-complex="15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Courier New" fo:font-size="15pt" fo:font-weight="bold" officeooo:rsid="0039ef55" officeooo:paragraph-rsid="0040bc36" style:font-size-asian="15pt" style:font-weight-asian="bold" style:font-size-complex="15pt" style:font-weight-complex="bold"/>
    </style:style>
    <style:style style:name="P13" style:family="paragraph" style:parent-style-name="Heading_20_1">
      <style:paragraph-properties fo:line-height="100%"/>
      <style:text-properties fo:font-size="18pt" officeooo:rsid="002fad7a" officeooo:paragraph-rsid="002fad7a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918" style:font-weight-asian="bold" style:font-weight-complex="bold"/>
    </style:style>
    <style:style style:name="T3" style:family="text">
      <style:text-properties fo:font-weight="bold" officeooo:rsid="0039ef55" style:font-weight-asian="bold" style:font-weight-complex="bold"/>
    </style:style>
    <style:style style:name="T4" style:family="text">
      <style:text-properties fo:font-weight="bold" officeooo:rsid="003b8622" style:font-weight-asian="bold" style:font-weight-complex="bold"/>
    </style:style>
    <style:style style:name="T5" style:family="text">
      <style:text-properties officeooo:rsid="002cd918"/>
    </style:style>
    <style:style style:name="T6" style:family="text">
      <style:text-properties officeooo:rsid="00314876"/>
    </style:style>
    <style:style style:name="T7" style:family="text">
      <style:text-properties officeooo:rsid="00347e14"/>
    </style:style>
    <style:style style:name="T8" style:family="text">
      <style:text-properties officeooo:rsid="003a0cf1"/>
    </style:style>
    <style:style style:name="T9" style:family="text">
      <style:text-properties officeooo:rsid="003a5f0b"/>
    </style:style>
    <style:style style:name="T10" style:family="text">
      <style:text-properties officeooo:rsid="003b8622"/>
    </style:style>
    <style:style style:name="T11" style:family="text">
      <style:text-properties officeooo:rsid="003bcecb"/>
    </style:style>
    <style:style style:name="T12" style:family="text">
      <style:text-properties officeooo:rsid="003e99ba"/>
    </style:style>
    <style:style style:name="T13" style:family="text">
      <style:text-properties fo:font-weight="normal" officeooo:rsid="004168a6" style:font-weight-asian="normal" style:font-weight-complex="normal"/>
    </style:style>
    <style:style style:name="T14" style:family="text">
      <style:text-properties fo:font-weight="normal" officeooo:rsid="0043f6d5" style:font-weight-asian="normal" style:font-weight-complex="normal"/>
    </style:style>
    <style:style style:name="T15" style:family="text">
      <style:text-properties fo:font-weight="normal" officeooo:rsid="0042ea77" style:font-weight-asian="normal" style:font-weight-complex="normal"/>
    </style:style>
    <style:style style:name="T16" style:family="text">
      <style:text-properties fo:font-weight="normal" officeooo:rsid="0045a6cb" style:font-weight-asian="normal" style:font-weight-complex="normal"/>
    </style:style>
    <style:style style:name="T17" style:family="text">
      <style:text-properties officeooo:rsid="0042196e"/>
    </style:style>
    <style:style style:name="T18" style:family="text">
      <style:text-properties officeooo:rsid="0042da65"/>
    </style:style>
    <style:style style:name="T19" style:family="text">
      <style:text-properties officeooo:rsid="00466900"/>
    </style:style>
    <style:style style:name="T20" style:family="text">
      <style:text-properties officeooo:rsid="0047fcc9"/>
    </style:style>
    <style:style style:name="T21" style:family="text">
      <style:text-properties officeooo:rsid="00490519"/>
    </style:style>
    <style:style style:name="T22" style:family="text">
      <style:text-properties officeooo:rsid="0049604b"/>
    </style:style>
    <style:style style:name="T23" style:family="text">
      <style:text-properties officeooo:rsid="004ab912"/>
    </style:style>
    <style:style style:name="T24" style:family="text">
      <style:text-properties officeooo:rsid="004c113b"/>
    </style:style>
    <style:style style:name="T25" style:family="text">
      <style:text-properties officeooo:rsid="004cef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P</text:span>roblem <text:span text:style-name="T18">2</text:span></text:p>
      <text:h text:style-name="P13" text:outline-level="1"><text:span text:style-name="T1">Adding accounts</text:span></text:h>
      <text:p text:style-name="P1">Local accounts:</text:p>
      <text:list xml:id="list3494351624270253682" text:style-name="L1">
        <text:list-item>
          <text:p text:style-name="P6">created by bank administrators</text:p>
        </text:list-item>
        <text:list-item>
          <text:p text:style-name="P6">attributes: name, IBAN, BIC, <text:span text:style-name="T23">isSavingsAccount </text:span>(all required)</text:p>
        </text:list-item>
      </text:list>
      <text:p text:style-name="P1">Addressee account<text:span text:style-name="T19">s</text:span>:</text:p>
      <text:list xml:id="list9009078530962175182" text:style-name="L2">
        <text:list-item>
          <text:p text:style-name="P7">created by bank customers</text:p>
        </text:list-item>
        <text:list-item>
          <text:p text:style-name="P7">attributes: name (optional), IBAN, BIC (<text:span text:style-name="T20">both </text:span>mandatory)</text:p>
        </text:list-item>
      </text:list>
      <text:p text:style-name="P11"/>
      <text:p text:style-name="P11"><text:span text:style-name="T5">Credit transfer is sent from </text:span><text:span text:style-name="T2">local account</text:span><text:span text:style-name="T5"> to </text:span><text:span text:style-name="T2">addressee account</text:span><text:span text:style-name="T5">.</text:span></text:p>
      <text:p text:style-name="P1">BIC can be validated:</text:p>
      <text:list xml:id="list5115607524362809838" text:style-name="L3">
        <text:list-item>
          <text:p text:style-name="P8"><text:span text:style-name="T21">whether has correct</text:span> syntax <text:span text:style-name="T6">(e.g. BREX+PL+PW+KRA)</text:span></text:p>
        </text:list-item>
        <text:list-item>
          <text:p text:style-name="P8">against <text:span text:style-name="T11">known BICs database which is </text:span>not complete – <text:span text:style-name="T7">thus only warning</text:span></text:p>
        </text:list-item>
      </text:list>
      <text:p text:style-name="P1">IBAN can be validated:</text:p>
      <text:list xml:id="list2791066891193261399" text:style-name="L4">
        <text:list-item>
          <text:p text:style-name="P9"><text:span text:style-name="T22">whether</text:span> syntax matches IBAN in given country, <text:span text:style-name="T25">e.g.</text:span></text:p>
          <text:list>
            <text:list-item>
              <text:p text:style-name="P9">Poland: PLNN NNNN NNNN NNNN NNNN NNNN NNNN</text:p>
            </text:list-item>
            <text:list-item>
              <text:p text:style-name="P9">France: FRNN NNNN NNNN NNXX XXXX XXXX XNN</text:p>
            </text:list-item>
          </text:list>
        </text:list-item>
        <text:list-item>
          <text:p text:style-name="P10">that IBAN country matches BIC country (only warning)</text:p>
        </text:list-item>
      </text:list>
      <text:p text:style-name="Text_20_body"><text:span text:style-name="T4">Task</text:span><text:span text:style-name="T1">:</text:span> <text:span text:style-name="T13">How would you </text:span><text:span text:style-name="T14">implement</text:span><text:span text:style-name="T15"> </text:span><text:span text:style-name="T13">the following </text:span><text:span text:style-name="T16">functions</text:span><text:span text:style-name="T13">?</text:span></text:p>
      <text:p text:style-name="P2">CreationResponse createLocalAccount(String name, String bic, String iban, <text:span text:style-name="T24">boolean isSavingsAccount</text:span>)</text:p>
      <text:p text:style-name="P2">CreationResponse createAddresseeAccount(String name, String bic, String iban)</text:p>
      <text:p text:style-name="P3"><text:span text:style-name="T17">public </text:span>class Creat<text:span text:style-name="T8">ion</text:span>Response {<text:line-break/> <text:s text:c="3"/>boolean success;<text:line-break/> <text:s text:c="3"/>List&lt;String&gt; errorKeys;<text:line-break/> <text:s text:c="3"/><text:span text:style-name="T9">boolean isbicIbanCountryMismatch;</text:span><text:line-break/>}</text:p>
      <text:p text:style-name="P12"/>
      <text:p text:style-name="P4"><text:span text:style-name="T3">Consider</text:span>: other countries will be added, some banks might not want to bother users with warn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/>
    <style:font-face style:name="Tahoma4" svg:font-family="Tahoma"/>
    <style:font-face style:name="FreeSans" svg:font-family="FreeSans" style:font-family-generic="roman"/>
    <style:font-face style:name="Mangal" svg:font-family="Mangal" style:font-family-generic="roman"/>
    <style:font-face style:name="Tahoma" svg:font-family="Tahoma" style:font-family-generic="roman"/>
    <style:font-face style:name="FreeSans1" svg:font-family="FreeSans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Default" style:next-style-name="Text_20_body" style:default-outline-level="" style:class="text">
      <style:paragraph-properties fo:margin-left="0cm" fo:margin-right="0cm" fo:margin-top="0.42cm" fo:margin-bottom="0.21cm" loext:contextual-spacing="false" fo:text-indent="0cm" style:auto-text-indent="false" fo:keep-with-next="always"/>
      <style:text-properties style:text-outline="false" style:text-line-through-style="none" style:text-line-through-type="none" style:font-name="Tahoma1" fo:font-family="Tahoma" style:font-family-generic="swiss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4pt" style:text-emphasize="none"/>
    </style:style>
    <style:style style:name="Text_20_body" style:display-name="Text body" style:family="paragraph" style:parent-style-name="Default" style:default-outline-level="" style:class="text" style:master-page-name="">
      <style:paragraph-properties fo:margin-left="0cm" fo:margin-right="0cm" fo:margin-top="0.499cm" fo:margin-bottom="0cm" loext:contextual-spacing="false" fo:text-indent="0cm" style:auto-text-indent="false" style:page-number="auto"/>
      <style:text-properties style:text-outline="false" style:text-line-through-style="none" style:text-line-through-type="none" style:font-name="Tahoma" fo:font-family="Tahoma" style:font-family-generic="roman" fo:font-size="15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Heading_20_1" style:display-name="Heading 1" style:family="paragraph" style:parent-style-name="Default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2" style:display-name="Heading 2" style:family="paragraph" style:parent-style-name="Default" style:next-style-name="Text_20_body" style:default-outline-level="2" style:class="text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rst_20_line_20_indent" style:display-name="First line indent" style:family="paragraph" style:parent-style-name="Default" style:default-outline-level="" style:class="text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next-style-name="Subtitle" style:default-outline-level="" style:class="chapter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1" fo:font-family="FreeSans" style:font-family-generic="swiss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font-style-complex="italic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font-name="Mangal" fo:font-family="Mangal" style:font-family-generic="roman" fo:font-size="18pt" style:letter-kerning="true" style:font-name-asian="Tahoma3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7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1" style:display-name="Discreet%20Dark~LT~Gliederung 1" style:family="paragraph" style:default-outline-level="">
      <style:paragraph-properties fo:margin-left="0cm" fo:margin-right="0cm" fo:margin-top="0cm" fo:margin-bottom="0.497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Gliederung_20_2" style:display-name="Discreet%20Dark~LT~Gliederung 2" style:family="paragraph" style:parent-style-name="Discreet_25_20Dark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creet_25_20Dark_7e_LT_7e_Gliederung_20_3" style:display-name="Discreet%20Dark~LT~Gliederung 3" style:family="paragraph" style:parent-style-name="Discreet_25_20Dark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creet_25_20Dark_7e_LT_7e_Gliederung_20_4" style:display-name="Discreet%20Dark~LT~Gliederung 4" style:family="paragraph" style:parent-style-name="Discreet_25_20Dark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5" style:display-name="Discreet%20Dark~LT~Gliederung 5" style:family="paragraph" style:parent-style-name="Discreet_25_20Dark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6" style:display-name="Discreet%20Dark~LT~Gliederung 6" style:family="paragraph" style:parent-style-name="Discreet_25_20Dark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7" style:display-name="Discreet%20Dark~LT~Gliederung 7" style:family="paragraph" style:parent-style-name="Discreet_25_20Dark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8" style:display-name="Discreet%20Dark~LT~Gliederung 8" style:family="paragraph" style:parent-style-name="Discreet_25_20Dark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9" style:display-name="Discreet%20Dark~LT~Gliederung 9" style:family="paragraph" style:parent-style-name="Discreet_25_20Dark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Titel" style:display-name="Discreet%20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Untertitel" style:display-name="Discreet%20Dar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Notizen" style:display-name="Discreet%20Dark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Hintergrundobjekte" style:display-name="Discreet%20Dark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iscreet_25_20Dark_7e_LT_7e_Hintergrund" style:display-name="Discreet%20Dark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omy_3f_lnie" style:display-name="Domy?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iekt_20_ze_20_strza_3f_k_3f_" style:display-name="Obiekt ze strza?k?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_3f_nienia" style:display-name="Obiekt bez wype?nienia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1.134cm"/>
        </style:tab-stops>
      </style:paragraph-properties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_3f_nienia_20_i_20_bez_20_linii" style:display-name="Obiekt bez wype?nienia i bez linii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_3f__3f__20_tekstu" style:display-name="Tre?? tekstu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_3f__3f__20_tekstu_20_wyrównany_20_do_20_lewej_20_i_20_prawej" style:display-name="Tre?? tekstu wyrównany do lewej i prawej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Wci_3f_cie_20_pierwszego_20_wiersza" style:display-name="Wci?cie pierwszego wiersza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_3f_" style:display-name="Tytu?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_3f_1" style:display-name="Tytu?1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_3f_2" style:display-name="Tytu?2" style:family="paragraph" style:parent-style-name="Domy_3f_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_3f_ówek" style:display-name="Nag?ówek" style:family="paragraph" style:parent-style-name="Domy_3f_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_3f_ówek1" style:display-name="Nag?ówek1" style:family="paragraph" style:parent-style-name="Domy_3f_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_3f_ówek2" style:display-name="Nag?ówek2" style:family="paragraph" style:parent-style-name="Domy_3f_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Podtytu_3f_" style:display-name="Podtytu?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cccccc" style:text-outline="false" style:text-line-through-style="none" style:text-line-through-type="none" style:font-name="FreeSans2" fo:font-family="FreeSans" style:font-family-generic="roman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iekty_20_t_3f_a" style:display-name="Obiekty t?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_3f_o" style:display-name="T?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3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1.058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ext_20_Body" style:display-name="Text Body" style:family="paragraph" style:default-outline-level="">
      <style:paragraph-properties fo:margin-left="0cm" fo:margin-right="0cm" fo:margin-top="0.88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16M36S</meta:editing-duration>
    <meta:editing-cycles>53</meta:editing-cycles>
    <meta:generator>LibreOffice/4.4.2.2$Linux_X86_64 LibreOffice_project/40m0$Build-2</meta:generator>
    <dc:date>2015-08-24T23:33:21.971430554</dc:date>
    <meta:document-statistic meta:table-count="0" meta:image-count="0" meta:object-count="0" meta:page-count="1" meta:paragraph-count="22" meta:word-count="158" meta:character-count="1093" meta:non-whitespace-character-count="954"/>
    <meta:user-defined meta:name="Info 1"/>
    <meta:user-defined meta:name="Info 2"/>
    <meta:user-defined meta:name="Info 3"/>
    <meta:user-defined meta:name="Info 4"/>
  </office:meta>
</office:document-meta>
</file>